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text-properties fo:font-weight="bold" style:font-weight-asian="bold" style:font-weight-complex="bold"/>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6">
      <style:text-properties fo:font-weight="bold" style:font-weight-asian="bold" style:font-weight-complex="bold"/>
    </style:style>
    <style:style style:name="P8" style:family="paragraph" style:parent-style-name="Standard" style:list-style-name="L7">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view d'un étudiant de l'Isen Brest, créateur d'un site web d'échange de données pour des publicités ciblées (winpixies.com)</text:p>
      <text:p text:style-name="Standard"/>
      <text:list xml:id="list7111107089883609231" text:style-name="L1">
        <text:list-item>
          <text:p text:style-name="P2">Pourquoi as tu décidé de créer ce site web ?</text:p>
        </text:list-item>
      </text:list>
      <text:p text:style-name="Standard"/>
      <text:p text:style-name="Standard">« Parce que le concept me plaisait et que cela pouvait potentiellement rapporter de l'argent. »</text:p>
      <text:p text:style-name="Standard"/>
      <text:list xml:id="list8345546191006893561" text:style-name="L2">
        <text:list-item>
          <text:p text:style-name="P3">Quel est le concept ton site web ?</text:p>
        </text:list-item>
      </text:list>
      <text:p text:style-name="Standard"/>
      <text:p text:style-name="Standard">« Le concept est assez simple : l'utilisateur s'inscrit, répond à des sondages, visionne des publicités , regarde des vidéos ou directement des bannières. Ainsi, il gagne un certain nombre de points qu'il peut échanger contre de l'argent. » </text:p>
      <text:p text:style-name="Standard"/>
      <text:list xml:id="list5419318072837955343" text:style-name="L3">
        <text:list-item>
          <text:p text:style-name="P4">D'où proviennent ces sondages ?</text:p>
        </text:list-item>
      </text:list>
      <text:p text:style-name="Standard"/>
      <text:p text:style-name="Standard">« Ce sont des entreprises spécialisées dans la publicité que je démarche pour afficher leurs publicités et leurs études de marché dans « winpixies ». Ce sont plus ou moins de la publicité ciblée pour chercher de nouveaux consommateurs. Les clients qui visitent mon site, regardent ces publicités et en fonction du nombre d'entre elles visionnées l'entreprise me paye une certaine somme dont un pourcentage est reversé aux utilisateurs. »</text:p>
      <text:p text:style-name="P1"/>
      <text:list xml:id="list1587176376475227744" text:style-name="L4">
        <text:list-item>
          <text:p text:style-name="P5">Y a t-il beaucoup de sites similaires au tien ?</text:p>
        </text:list-item>
      </text:list>
      <text:p text:style-name="P1"/>
      <text:p text:style-name="Standard">« En France, il n'y en a pas beaucoup. A mon avis, moins de 5 sites connus. Par contre aux États-Unis on en compte bien plus de cent. »</text:p>
      <text:p text:style-name="Standard"/>
      <text:list xml:id="list1190229755597475354" text:style-name="L5">
        <text:list-item>
          <text:p text:style-name="P6">Comment perçois-tu l'évolution de ces sites dans les prochaines années ? Est-ce qu'ils fonctionnent plutôt bien ? Est-ce que les gens sont intéressés ?</text:p>
        </text:list-item>
      </text:list>
      <text:p text:style-name="Standard"/>
      <text:p text:style-name="Standard">« En France pour le moment, le public n'est pas encore assez intéressé par ce système là, il ne le connaît que très peu. C'est vrai qu'aujourd'hui, quand on leur parle de gagner de l'argent sur internet, les Français sont réticents et partent du principe que c'est une arnaque. Donc, pour l'instant, le public n'est pas encore extrêmement grand mais dans certains pays comme les USA, il est assez large. »</text:p>
      <text:p text:style-name="Standard"/>
      <text:list xml:id="list8926359103756319329" text:style-name="L6">
        <text:list-item>
          <text:p text:style-name="P7">Pourquoi créer ce genre de sites ? Quel est leur impact sur la société ?</text:p>
        </text:list-item>
      </text:list>
      <text:p text:style-name="Standard"/>
      <text:p text:style-name="Standard">«  Alors, c'est assez simple. Il faut savoir qu'aujourd'hui la plupart des personnes sont réticentes à cliquer dessus. Mais dans ce genre de site , les internautes sont directement intéressés par la publicité et notamment par se faire un petit revenu grâce à ce concept.</text:p>
      <text:p text:style-name="Standard">Selon moi , cela permet aux utilisateurs d'être plus réceptifs aux publicités et plus attentifs, du fait qu'ils récupèrent de l'argent grâce à ça. » </text:p>
      <text:p text:style-name="P1"/>
      <text:list xml:id="list1268749120863207129" text:style-name="L7">
        <text:list-item>
          <text:p text:style-name="P8">Est-ce que toi personnellement tu vas cliquer sur ces publicités ciblées lorsque tu surfes sur Internet ?</text:p>
        </text:list-item>
      </text:list>
      <text:p text:style-name="P1"/>
      <text:p text:style-name="Standard">« Je clique très peu sur les publicités. Après, si on me propose une rémunération en échange de visionner ces publicités ou même d'ouvrir un mail (je reçois des spams tous les jours !), cela m'intéresserait d'avantag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phné Klinger</meta:initial-creator>
    <meta:creation-date>2015-04-08T16:22:20.83</meta:creation-date>
    <dc:date>2015-04-08T21:28:23.59</dc:date>
    <meta:editing-duration>PT3H46M26S</meta:editing-duration>
    <meta:editing-cycles>6</meta:editing-cycles>
    <meta:generator>OpenOffice/4.0.0$Win32 OpenOffice.org_project/400m3$Build-9702</meta:generator>
    <meta:document-statistic meta:table-count="0" meta:image-count="0" meta:object-count="0" meta:page-count="1" meta:paragraph-count="16" meta:word-count="446" meta:character-count="2569"/>
  </office:meta>
</office:document-meta>
</file>